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9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0336" calcext:value-type="float">
            <text:p>1.8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363822222222" calcext:value-type="float">
            <text:p>2.21363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08855172414" calcext:value-type="float">
            <text:p>2.19308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63314285714" calcext:value-type="float">
            <text:p>2.1266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18427586207" calcext:value-type="float">
            <text:p>2.0261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16984615385" calcext:value-type="float">
            <text:p>1.85716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68314285714" calcext:value-type="float">
            <text:p>1.76468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7408" calcext:value-type="float">
            <text:p>1.71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29944827586" calcext:value-type="float">
            <text:p>1.67329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2856" calcext:value-type="float">
            <text:p>1.72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047462068966" calcext:value-type="float">
            <text:p>1.80047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52516129032" calcext:value-type="float">
            <text:p>1.9035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58296774194" calcext:value-type="float">
            <text:p>1.9235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2344" calcext:value-type="float">
            <text:p>1.92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67" calcext:value-type="float">
            <text:p>1.93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4504" calcext:value-type="float">
            <text:p>1.87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58064516129" calcext:value-type="float">
            <text:p>1.929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360051612903" calcext:value-type="float">
            <text:p>1.7936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547034482759" calcext:value-type="float">
            <text:p>1.5954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36025806452" calcext:value-type="float">
            <text:p>1.5673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2666" calcext:value-type="float">
            <text:p>1.772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69316129032" calcext:value-type="float">
            <text:p>2.1046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79571428572" calcext:value-type="float">
            <text:p>2.33879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17936" calcext:value-type="float">
            <text:p>2.36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2944" calcext:value-type="float">
            <text:p>2.6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428" calcext:value-type="float">
            <text:p>2.6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51419354839" calcext:value-type="float">
            <text:p>2.6515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9932" calcext:value-type="float">
            <text:p>2.63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83651612903" calcext:value-type="float">
            <text:p>2.5388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78116129032" calcext:value-type="float">
            <text:p>2.4277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2784" calcext:value-type="float">
            <text:p>2.40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09870967742" calcext:value-type="float">
            <text:p>2.4120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5296" calcext:value-type="float">
            <text:p>2.53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9316129032" calcext:value-type="float">
            <text:p>2.6761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31096774194" calcext:value-type="float">
            <text:p>2.7953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75522580645" calcext:value-type="float">
            <text:p>2.7487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6944" calcext:value-type="float">
            <text:p>2.7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06761290323" calcext:value-type="float">
            <text:p>2.7040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47216" calcext:value-type="float">
            <text:p>2.67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594167741935" calcext:value-type="float">
            <text:p>2.6059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151148387097" calcext:value-type="float">
            <text:p>2.531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0016" calcext:value-type="float">
            <text:p>2.3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72929032258" calcext:value-type="float">
            <text:p>2.3077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0596" calcext:value-type="float">
            <text:p>2.331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99587096774" calcext:value-type="float">
            <text:p>2.338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007728571429" calcext:value-type="float">
            <text:p>2.36007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10193548387" calcext:value-type="float">
            <text:p>2.573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67870967742" calcext:value-type="float">
            <text:p>2.4806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9448" calcext:value-type="float">
            <text:p>2.4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89625806452" calcext:value-type="float">
            <text:p>2.426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2048" calcext:value-type="float">
            <text:p>2.37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04103225806" calcext:value-type="float">
            <text:p>2.3070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81793548387" calcext:value-type="float">
            <text:p>2.2058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6748" calcext:value-type="float">
            <text:p>2.071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732490322581" calcext:value-type="float">
            <text:p>1.9973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77324" calcext:value-type="float">
            <text:p>2.227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214812903226" calcext:value-type="float">
            <text:p>2.242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81103448276" calcext:value-type="float">
            <text:p>2.271811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47638709677" calcext:value-type="float">
            <text:p>2.410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54452173913" calcext:value-type="float">
            <text:p>2.48544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54909090909" calcext:value-type="float">
            <text:p>2.55754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94090909091" calcext:value-type="float">
            <text:p>2.50594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0508" calcext:value-type="float">
            <text:p>2.5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79" calcext:value-type="float">
            <text:p>2.51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0686" calcext:value-type="float">
            <text:p>2.440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0856" calcext:value-type="float">
            <text:p>2.5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734" calcext:value-type="float">
            <text:p>2.443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312" calcext:value-type="float">
            <text:p>3.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154100411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60" meta:object-count="0"/>
    <meta:user-defined meta:name="AppVersion">3.0</meta:user-defined>
  </office:meta>
</office:document-meta>
</file>